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shadow="none"/>
    </style:style>
    <style:style style:name="Table2.A" style:family="table-column">
      <style:table-column-properties style:column-width="11.695cm"/>
    </style:style>
    <style:style style:name="Table2.B" style:family="table-column">
      <style:table-column-properties style:column-width="5.9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9a9cd" style:font-weight-asian="bold" style:font-weight-complex="bold"/>
    </style:style>
    <style:style style:name="P2" style:family="paragraph" style:parent-style-name="Standard">
      <style:text-properties fo:font-weight="bold" officeooo:rsid="0019a9cd" officeooo:paragraph-rsid="0019a9cd" style:font-weight-asian="bold" style:font-weight-complex="bold"/>
    </style:style>
    <style:style style:name="P3" style:family="paragraph" style:parent-style-name="Standard">
      <style:text-properties style:text-position="super 58%" style:font-name="Droid Sans" fo:font-size="12pt" fo:font-weight="normal" officeooo:rsid="001a44a4" officeooo:paragraph-rsid="0019a9cd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text-position="super 58%" style:font-name="Liberation Serif" fo:font-size="16pt" fo:font-weight="normal" officeooo:rsid="001a44a4" officeooo:paragraph-rsid="001a44a4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text-properties style:text-position="super 58%" style:font-name="Liberation Serif" fo:font-size="16pt" fo:font-weight="normal" officeooo:rsid="001a44a4" officeooo:paragraph-rsid="001a44a4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text-properties style:text-position="super 58%" style:font-name="Liberation Serif" fo:font-size="16pt" fo:font-weight="normal" officeooo:rsid="001a44a4" officeooo:paragraph-rsid="001a44a4" fo:background-color="#cccccc" style:font-size-asian="16pt" style:font-weight-asian="normal" style:font-size-complex="16pt" style:font-weight-complex="normal"/>
    </style:style>
    <style:style style:name="P7" style:family="paragraph" style:parent-style-name="Standard" style:list-style-name="L3"/>
    <style:style style:name="P8" style:family="paragraph" style:parent-style-name="Standard">
      <style:text-properties officeooo:rsid="001bfd92" officeooo:paragraph-rsid="001bfd92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Table_20_Contents">
      <style:text-properties officeooo:rsid="0019a9cd" officeooo:paragraph-rsid="0019a9c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rsid="001bfd92" officeooo:paragraph-rsid="001bfd92" style:font-size-asian="10pt" style:font-weight-asian="bold" style:font-size-complex="10pt" style:font-weight-complex="bold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Objetivo</text:p>
          </table:table-cell>
          <table:table-cell table:style-name="Table1.A1" office:value-type="string">
            <text:p text:style-name="P10">Alcance</text:p>
          </table:table-cell>
          <table:table-cell table:style-name="Table1.C1" office:value-type="string">
            <text:p text:style-name="P10">Meta</text:p>
          </table:table-cell>
        </table:table-row>
        <table:table-row>
          <table:table-cell table:style-name="Table1.A2" office:value-type="string">
            <text:p text:style-name="P9"><text:span text:style-name="T1">Crear microempresa, la cual servira para poder brindar un servicio especifico al cliente</text:span></text:p>
            <text:p text:style-name="Standard"/>
          </table:table-cell>
          <table:table-cell table:style-name="Table1.A2" office:value-type="string">
            <text:p text:style-name="P9"><text:span text:style-name="T1">Reparar hardware y software, limpieza fisica, instalar y dar mantenimiento a equipo de computo</text:span></text:p>
          </table:table-cell>
          <table:table-cell table:style-name="Table1.C2" office:value-type="string">
            <text:p text:style-name="P9"><text:span text:style-name="T1">Tener un negocio fijo y tener la capacidad de brindar un servicio de calidad dentro de tres meses</text:span></text:p>
            <text:p text:style-name="Standard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Champion: <text:span text:style-name="T2">Orlando Daniel Cuevas Eufracio<text:tab/></text:span></text:p>
          </table:table-cell>
          <table:table-cell table:style-name="Table2.A1" office:value-type="string">
            <text:p text:style-name="P2"><text:span text:style-name="T2">Fecha: Mayo 4, 2017</text:span></text:p>
          </table:table-cell>
        </table:table-row>
        <table:table-row>
          <table:table-cell table:style-name="Table2.A1" table:number-columns-spanned="2" office:value-type="string">
            <text:p text:style-name="P2">Owner: <text:span text:style-name="T2">Andre Orlando Alvarez Torres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2">Coach: <text:span text:style-name="T2">Rosa Isela Quintanilla</text:span></text:p>
          </table:table-cell>
          <table:covered-table-cell/>
        </table:table-row>
      </table:table>
      <text:p text:style-name="P3"/>
      <text:p text:style-name="P4">Lluvia de ideas:</text:p>
      <text:p text:style-name="P4"/>
      <text:list xml:id="list1000664443" text:style-name="L1">
        <text:list-item>
          <text:p text:style-name="P5">Falta de conocimiento</text:p>
        </text:list-item>
        <text:list-item>
          <text:p text:style-name="P5">Falta de material</text:p>
        </text:list-item>
        <text:list-item>
          <text:p text:style-name="P6">Mdelo obsoleto</text:p>
        </text:list-item>
        <text:list-item>
          <text:p text:style-name="P5">Falta de software solicitado</text:p>
        </text:list-item>
        <text:list-item>
          <text:p text:style-name="P5">No tener energia electrica</text:p>
        </text:list-item>
        <text:list-item>
          <text:p text:style-name="P5">Robo del equipo</text:p>
        </text:list-item>
        <text:list-item>
          <text:p text:style-name="P6">Empleado deficiente</text:p>
        </text:list-item>
        <text:list-item>
          <text:p text:style-name="P6">Falta de refacciones</text:p>
        </text:list-item>
        <text:list-item>
          <text:p text:style-name="P5">Presupuesto</text:p>
        </text:list-item>
        <text:list-item>
          <text:p text:style-name="P5">Mala Reparacion</text:p>
        </text:list-item>
      </text:list>
      <text:p text:style-name="P4"/>
      <text:p text:style-name="Standard">¿Porque?</text:p>
      <text:list xml:id="list1898461326" text:style-name="L3">
        <text:list-item>
          <text:p text:style-name="P7">Modelo obsoleto:</text:p>
          <text:list>
            <text:list-item>
              <text:p text:style-name="P7">Fuera de produccion</text:p>
            </text:list-item>
            <text:list-item>
              <text:p text:style-name="P7">Como es antiguo</text:p>
            </text:list-item>
            <text:list-item>
              <text:p text:style-name="P7">Se dejo de producir</text:p>
            </text:list-item>
            <text:list-item>
              <text:p text:style-name="P7">Ya hay cosas nuevas.</text:p>
            </text:list-item>
            <text:list-item>
              <text:p text:style-name="P7">El hardware y el software ha ido mejorando</text:p>
            </text:list-item>
          </text:list>
        </text:list-item>
        <text:list-item>
          <text:p text:style-name="P7">Empleado deficiente:</text:p>
          <text:list>
            <text:list-item>
              <text:p text:style-name="P7">No hace su trabajo</text:p>
            </text:list-item>
            <text:list-item>
              <text:p text:style-name="P7">Pereza</text:p>
            </text:list-item>
            <text:list-item>
              <text:p text:style-name="P7">No tiene conocimiento tecnico</text:p>
            </text:list-item>
            <text:list-item>
              <text:p text:style-name="P7">No asistio a la escuela</text:p>
            </text:list-item>
            <text:list-item>
              <text:p text:style-name="P7">Falta de dinero</text:p>
            </text:list-item>
          </text:list>
        </text:list-item>
      </text:list>
      <text:p text:style-name="Standard"/>
      <text:p text:style-name="Standard"/>
      <text:list xml:id="list194107204479913" text:continue-numbering="true" text:style-name="L3">
        <text:list-item>
          <text:p text:style-name="P7">Falta de refacciones</text:p>
          <text:list>
            <text:list-item>
              <text:p text:style-name="P7">No han sido compradas</text:p>
            </text:list-item>
            <text:list-item>
              <text:p text:style-name="P7">Alto costo</text:p>
            </text:list-item>
            <text:list-item>
              <text:p text:style-name="P7">El modelo es viejo</text:p>
            </text:list-item>
            <text:list-item>
              <text:p text:style-name="P7">Las piezas son dificiles de conseguir</text:p>
            </text:list-item>
            <text:list-item>
              <text:p text:style-name="P7"><text:soft-page-break/>Ya no se fabrican</text:p>
            </text:list-item>
          </text:list>
        </text:list-item>
      </text:list>
      <text:p text:style-name="Standard"/>
      <text:p text:style-name="P8">Seccion de Validacion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1"># Causas Raiz</text:p>
          </table:table-cell>
          <table:table-cell table:style-name="Table3.A1" office:value-type="string">
            <text:p text:style-name="P11">¿Como se descartara o aceptara la causa raiz?</text:p>
          </table:table-cell>
          <table:table-cell table:style-name="Table3.A1" office:value-type="string">
            <text:p text:style-name="P11">Responsables de verificar causa raiz</text:p>
          </table:table-cell>
          <table:table-cell table:style-name="Table3.A1" office:value-type="string">
            <text:p text:style-name="P11">Fecha verificacion</text:p>
          </table:table-cell>
          <table:table-cell table:style-name="Table3.E1" office:value-type="string">
            <text:p text:style-name="P11">¿Que se detecta durante el proceso de verificacion?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Standard"/>
      <text:p text:style-name="P8">Plan de acciones correctivas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>¿Que acciones correctivas se realizaran para eliminar la causa? (Enfoque en la causa no el sintoma)</text:p>
          </table:table-cell>
          <table:table-cell table:style-name="Table4.A1" office:value-type="string">
            <text:p text:style-name="P11">Responsable de implementar &amp; fecha de implementacion</text:p>
          </table:table-cell>
          <table:table-cell table:style-name="Table4.C1" office:value-type="string">
            <text:p text:style-name="P11">¿Se implemento la accion? Si/no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9:09:56.689740339</meta:creation-date>
    <dc:date>2017-02-08T19:41:06.862225993</dc:date>
    <meta:editing-duration>PT10M49S</meta:editing-duration>
    <meta:editing-cycles>2</meta:editing-cycles>
    <meta:generator>LibreOffice/5.3.0.3$Linux_X86_64 LibreOffice_project/30m0$Build-3</meta:generator>
    <meta:document-statistic meta:table-count="4" meta:image-count="0" meta:object-count="0" meta:page-count="2" meta:paragraph-count="50" meta:word-count="252" meta:character-count="1448" meta:non-whitespace-character-count="1273"/>
  </office:meta>
</office:document-meta>
</file>